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9bc" officeooo:paragraph-rsid="0006b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loop for data category</text:p>
      <text:p text:style-name="P1">print data category</text:p>
      <text:p text:style-name="P1">for loop for iterating over items</text:p>
      <text:p text:style-name="P1"><text:tab/>inside this categories.pu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3:23:01.064786685</meta:creation-date>
    <dc:date>2022-05-16T23:07:16.469959073</dc:date>
    <meta:editing-duration>PT9H34M5S</meta:editing-duration>
    <meta:editing-cycles>1</meta:editing-cycles>
    <meta:document-statistic meta:table-count="0" meta:image-count="0" meta:object-count="0" meta:page-count="1" meta:paragraph-count="4" meta:word-count="17" meta:character-count="106" meta:non-whitespace-character-count="92"/>
    <meta:generator>LibreOffice/6.4.7.2$Linux_X86_64 LibreOffice_project/40$Build-2</meta:generator>
  </office:meta>
</office:document-meta>
</file>